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b19c6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d585" officeooo:paragraph-rsid="0013d585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3d585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CabecalhoTabela">
      <style:paragraph-properties style:snap-to-layout-grid="false"/>
    </style:style>
    <style:style style:name="P17" style:family="paragraph" style:parent-style-name="CabecalhoTabela">
      <style:paragraph-properties style:snap-to-layout-grid="false"/>
      <style:text-properties officeooo:paragraph-rsid="0002101b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0d352d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21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2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3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e3fa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8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2" style:family="paragraph" style:parent-style-name="Texto_20_tabela">
      <style:paragraph-properties fo:text-align="center" style:justify-single-word="false" style:snap-to-layout-grid="false"/>
      <style:text-properties officeooo:paragraph-rsid="0014e3fa"/>
    </style:style>
    <style:style style:name="P33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14e3fa"/>
    </style:style>
    <style:style style:name="P34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e3fa"/>
    </style:style>
    <style:style style:name="P35" style:family="paragraph" style:parent-style-name="Texto_20_tabela">
      <style:paragraph-properties fo:text-align="center" style:justify-single-word="false" style:snap-to-layout-grid="false"/>
      <style:text-properties officeooo:rsid="0014e3fa" officeooo:paragraph-rsid="0014e3fa"/>
    </style:style>
    <style:style style:name="P36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37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paragraph-rsid="0014e3fa"/>
    </style:style>
    <style:style style:name="P38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081c7" officeooo:paragraph-rsid="001081c7"/>
    </style:style>
    <style:style style:name="P39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081c7" officeooo:paragraph-rsid="0014e3fa"/>
    </style:style>
    <style:style style:name="P4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4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14e3fa"/>
    </style:style>
    <style:style style:name="P4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4e3fa" officeooo:paragraph-rsid="0014e3fa"/>
    </style:style>
    <style:style style:name="P43" style:family="paragraph" style:parent-style-name="CabecalhoTabela">
      <style:paragraph-properties style:snap-to-layout-grid="false"/>
      <style:text-properties officeooo:paragraph-rsid="0014e3fa"/>
    </style:style>
    <style:style style:name="P4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5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46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14e3fa"/>
    </style:style>
    <style:style style:name="P4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e11a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7aab8" style:font-name-asian="Times New Roman" style:font-size-asian="10pt"/>
    </style:style>
    <style:style style:name="T15" style:family="text">
      <style:text-properties fo:font-size="10pt" style:font-size-asian="8.75pt" style:font-size-complex="10pt"/>
    </style:style>
    <style:style style:name="T16" style:family="text">
      <style:text-properties officeooo:rsid="00096d4a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081c7"/>
    </style:style>
    <style:style style:name="T20" style:family="text">
      <style:text-properties officeooo:rsid="000b19c6"/>
    </style:style>
    <style:style style:name="T21" style:family="text">
      <style:text-properties officeooo:rsid="000e6f81"/>
    </style:style>
    <style:style style:name="T22" style:family="text">
      <style:text-properties officeooo:rsid="0013d58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6">GRH</text:span> – Gestão de <text:span text:style-name="T6">Recursos Humanos</text:span></text:p>
      <text:p text:style-name="P10"/>
      <text:p text:style-name="P8">Documento de Especificação de Caso de Uso</text:p>
      <text:p text:style-name="P8"/>
      <text:p text:style-name="P9">UC0<text:span text:style-name="T16">9</text:span> – <text:span text:style-name="T16">Realizar Frequência</text:span></text:p>
      <text:p text:style-name="P11"/>
      <text:p text:style-name="P11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P4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3">Data</text:p>
          </table:table-cell>
          <table:table-cell table:style-name="Tabela1.A1" office:value-type="string">
            <text:p text:style-name="P43">Versão</text:p>
          </table:table-cell>
          <table:table-cell table:style-name="Tabela1.A1" office:value-type="string">
            <text:p text:style-name="P43">Responsável</text:p>
          </table:table-cell>
          <table:table-cell table:style-name="Tabela1.D1" office:value-type="string">
            <text:p text:style-name="P43">Alteração</text:p>
          </table:table-cell>
        </table:table-row>
        <table:table-row table:style-name="Tabela1.1">
          <table:table-cell table:style-name="Tabela1.A1" office:value-type="string">
            <text:p text:style-name="P32"><text:span text:style-name="T17">06</text:span>/<text:span text:style-name="T17">04</text:span>/201<text:span text:style-name="T17">5</text:span></text:p>
          </table:table-cell>
          <table:table-cell table:style-name="Tabela1.A1" office:value-type="string">
            <text:p text:style-name="P32">1.0</text:p>
          </table:table-cell>
          <table:table-cell table:style-name="Tabela1.A1" office:value-type="string">
            <text:p text:style-name="P33">Jefferson da Silva Barbosa</text:p>
          </table:table-cell>
          <table:table-cell table:style-name="Tabela1.D1" office:value-type="string">
            <text:p text:style-name="P37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32"><text:span text:style-name="T17">06</text:span>/<text:span text:style-name="T17">04</text:span>/201<text:span text:style-name="T17">5</text:span></text:p>
          </table:table-cell>
          <table:table-cell table:style-name="Tabela1.A3" office:value-type="string">
            <text:p text:style-name="P32">1.<text:span text:style-name="T19">1</text:span></text:p>
          </table:table-cell>
          <table:table-cell table:style-name="Tabela1.A3" office:value-type="string">
            <text:p text:style-name="P33">Jefferson da Silva Barbosa</text:p>
          </table:table-cell>
          <table:table-cell table:style-name="Tabela1.D3" office:value-type="string">
            <text:p text:style-name="P39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34">29/04/2015</text:p>
          </table:table-cell>
          <table:table-cell table:style-name="Tabela1.A3" office:value-type="string">
            <text:p text:style-name="P34">2.0</text:p>
          </table:table-cell>
          <table:table-cell table:style-name="Tabela1.A3" office:value-type="string">
            <text:p text:style-name="P34">Beatriz Brito do Rêgo</text:p>
          </table:table-cell>
          <table:table-cell table:style-name="Tabela1.D3" office:value-type="string">
            <text:p text:style-name="P41">Atualização do documento</text:p>
          </table:table-cell>
        </table:table-row>
        <table:table-row table:style-name="Tabela1.1">
          <table:table-cell table:style-name="Tabela1.A3" office:value-type="string">
            <text:p text:style-name="P35">25/09/2015</text:p>
          </table:table-cell>
          <table:table-cell table:style-name="Tabela1.A3" office:value-type="string">
            <text:p text:style-name="P35">2.1</text:p>
          </table:table-cell>
          <table:table-cell table:style-name="Tabela1.A3" office:value-type="string">
            <text:p text:style-name="P35">Rayson Sanots de Lima</text:p>
          </table:table-cell>
          <table:table-cell table:style-name="Tabela1.D3" office:value-type="string">
            <text:p text:style-name="P42">Atualização do Fluxo</text:p>
          </table:table-cell>
        </table:table-row>
      </table:table>
      <text:p text:style-name="P24"><text:span text:style-name="Fonte_20_parág._20_padrão3"><text:span text:style-name="T1"/></text:span></text:p>
      <text:p text:style-name="LO-Normal"/>
      <text:section text:style-name="Sect1" text:name="Seção1">
        <text:list xml:id="list3969050193736670058" text:style-name="WW8Num2">
          <text:list-item>
            <text:h text:style-name="P22" text:outline-level="1"><text:bookmark-start text:name="_Ref418497390"/><text:bookmark-start text:name="_Ref439573339"/>CASOS DE USO: <text:span text:style-name="T16">Realizar Frequência</text:span></text:h>
            <text:list>
              <text:list-item>
                <text:h text:style-name="P25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1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s atores </text:span></text:span><text:span text:style-name="Fonte_20_parág._20_padrão"><text:span text:style-name="T9">realizam a frequência diária no sistema.</text:span></text:span></text:p>
        <text:list xml:id="list114008672168684" text:continue-numbering="true" text:style-name="WW8Num2">
          <text:list-item>
            <text:list>
              <text:list-item>
                <text:h text:style-name="P26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22">Estagiário.</text:span></text:p>
        <text:list xml:id="list114008672155479" text:continue-numbering="true" text:style-name="WW8Num2">
          <text:list-item>
            <text:list>
              <text:list-item>
                <text:h text:style-name="P26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2">Estagiário seleciona turma para qual deseja realizar a frequência</text:span></text:p>
        <text:p text:style-name="P4">2. <text:tab/>Sistema verifica pelo expediente da turma autorização para realizar a frequência;</text:p>
        <text:p text:style-name="P2"><text:span text:style-name="T22">3.</text:span><text:tab/><text:span text:style-name="T20">Sistema solicita confirmação da <text:s/>frequência solicitando senha</text:span></text:p>
        <text:p text:style-name="P5"><text:span text:style-name="T22">4.</text:span><text:tab/>Estagiário digita sua senha</text:p>
        <text:p text:style-name="P6"><text:span text:style-name="T22">5</text:span>.<text:tab/><text:span text:style-name="T21">Sistema seleciona a opção realizar a frequência</text:span></text:p>
        <text:p text:style-name="P7"><text:span text:style-name="T22">6.</text:span><text:tab/>O sistema envia uma mensagem de confirmação</text:p>
        <text:list xml:id="list114008672176401" text:continue-numbering="true" text:style-name="WW8Num2">
          <text:list-item>
            <text:list>
              <text:list-item>
                <text:h text:style-name="P27" text:outline-level="2">Fluxos Alternativos <text:span text:style-name="T22">(Passo 2)</text:span></text:h>
              </text:list-item>
            </text:list>
          </text:list-item>
        </text:list>
        <text:p text:style-name="P3">1.<text:tab/><text:span text:style-name="T22">Sistema não autoriza a realização da frequência </text:span></text:p>
        <text:p text:style-name="P3">3.<text:tab/><text:span text:style-name="T20">Sistema informa que o dia de trabalho não é válido</text:span></text:p>
        <text:p text:style-name="P7"/>
        <text:p text:style-name="P15">1.6<text:tab/>Fluxos de Exceção</text:p>
        <text:p text:style-name="P15"><text:soft-page-break/><text:tab/><text:span text:style-name="T15">Não se aplica</text:span></text:p>
        <text:p text:style-name="P12"/>
        <text:list xml:id="list6087744543572116822" text:style-name="L1">
          <text:list-header>
            <text:p text:style-name="P47"><text:span text:style-name="T13">1.</text:span><text:span text:style-name="T14">7</text:span><text:span text:style-name="T11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3"/>
        <text:list xml:id="list114008672180963" text:continue-numbering="true" text:style-name="L1">
          <text:list-header>
            <text:p text:style-name="P48"><text:span text:style-name="T12">1.</text:span><text:span text:style-name="T14">8</text:span><text:span text:style-name="T12"> </text:span><text:span text:style-name="T10"><text:tab/>Pós-Condições</text:span></text:p>
            <text:p text:style-name="P49">Frequência com casos de uso UC08</text:p>
          </text:list-header>
        </text:list>
        <text:list xml:id="list114008672177305" text:continue-list="list114008672176401" text:style-name="WW8Num2">
          <text:list-item>
            <text:h text:style-name="P23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p text:style-name="P29">Relacionamento com caso de uso UC08</text:p>
        <text:list xml:id="list114008672161124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0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14008672167662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1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1:40:08.511000000</dc:date>
    <meta:print-date>2007-05-07T23:41:00</meta:print-date>
    <meta:editing-cycles>16</meta:editing-cycles>
    <meta:editing-duration>PT1H8M41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52" meta:word-count="242" meta:character-count="1492" meta:non-whitespace-character-count="130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